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aman@shaman:/opt/miniconda3/bin$ cd ~</text:p>
      <text:p text:style-name="Standard">shaman@shaman:~$ mamba activate bioinfo</text:p>
      <text:p text:style-name="Standard">(bioinfo) shaman@shaman:~$ jupyter la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00:22:23.728656217</meta:creation-date>
    <dc:date>2025-09-25T00:24:04.147350056</dc:date>
    <meta:editing-duration>PT1M40S</meta:editing-duration>
    <meta:editing-cycles>1</meta:editing-cycles>
    <meta:document-statistic meta:table-count="0" meta:image-count="0" meta:object-count="0" meta:page-count="1" meta:paragraph-count="3" meta:word-count="11" meta:character-count="116" meta:non-whitespace-character-count="108"/>
    <meta:generator>LibreOffice/25.2.6.2$Linux_X86_64 LibreOffice_project/0b720ef5e7394b1db407719d7da75840109af140</meta:generator>
  </office:meta>
</office:document-meta>
</file>